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5F1C9DF3.png" manifest:media-type="image/png"/>
  <manifest:file-entry manifest:full-path="Pictures/100000010000078000000408873E8739.png" manifest:media-type="image/png"/>
  <manifest:file-entry manifest:full-path="Pictures/100000010000078000000408AE41504F.png" manifest:media-type="image/png"/>
  <manifest:file-entry manifest:full-path="Pictures/1000000100000780000004089493FC47.png" manifest:media-type="image/png"/>
  <manifest:file-entry manifest:full-path="Pictures/1000000100000780000004088CB2CC40.png" manifest:media-type="image/png"/>
  <manifest:file-entry manifest:full-path="Pictures/10000001000007800000040888E91C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2"/></text:p>
      <text:p text:style-name="Standard"/>
      <text:p text:style-name="Standard"/>
      <text:p text:style-name="Standard"/>
      <text:p text:style-name="Standard"><draw:frame draw:style-name="fr1" draw:name="Изображение1" text:anchor-type="char" svg:x="0.169cm" svg:y="0.12cm" svg:width="17cm" svg:height="9.137cm" draw:z-index="0"><draw:image xlink:href="Pictures/1000000100000780000004085F1C9DF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Изображение2" text:anchor-type="char" svg:x="0.097cm" svg:y="0.146cm" svg:width="17cm" svg:height="9.137cm" draw:z-index="1"><draw:image xlink:href="Pictures/100000010000078000000408AE4150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7"/></text:p>
      <text:p text:style-name="Standard"/>
      <text:p text:style-name="Standard"><draw:frame draw:style-name="fr1" draw:name="Изображение3" text:anchor-type="char" svg:x="0.023cm" svg:y="0.469cm" svg:width="17cm" svg:height="9.137cm" draw:z-index="2"><draw:image xlink:href="Pictures/1000000100000780000004088CB2CC4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Изображение4" text:anchor-type="char" svg:x="-0.074cm" svg:y="0.076cm" svg:width="17cm" svg:height="9.137cm" draw:z-index="3"><draw:image xlink:href="Pictures/1000000100000780000004089493FC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Изображение5" text:anchor-type="char" svg:x="-0.12cm" svg:y="0.21cm" svg:width="17cm" svg:height="9.137cm" draw:z-index="4"><draw:image xlink:href="Pictures/100000010000078000000408873E8739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Изображение6" text:anchor-type="char" svg:x="-0.12cm" svg:y="0.649cm" svg:width="17cm" svg:height="9.137cm" draw:z-index="5"><draw:image xlink:href="Pictures/10000001000007800000040888E91C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04:46:47.428000000</meta:creation-date>
    <dc:date>2024-06-29T04:50:12.622000000</dc:date>
    <meta:editing-duration>PT3M25S</meta:editing-duration>
    <meta:editing-cycles>3</meta:editing-cycles>
    <meta:generator>LibreOffice/24.2.1.2$Windows_X86_64 LibreOffice_project/db4def46b0453cc22e2d0305797cf981b68ef5ac</meta:generator>
    <meta:document-statistic meta:table-count="0" meta:image-count="6" meta:object-count="0" meta:page-count="3" meta:paragraph-count="2" meta:word-count="0" meta:character-count="39" meta:non-whitespace-character-count="0"/>
  </office:meta>
</office:document-meta>
</file>